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79a0" officeooo:paragraph-rsid="000b79a0" style:font-weight-asian="bold" style:font-weight-complex="bold"/>
    </style:style>
    <style:style style:name="P2" style:family="paragraph" style:parent-style-name="Standard">
      <style:text-properties fo:font-weight="normal" officeooo:rsid="000c07d0" officeooo:paragraph-rsid="000c07d0" style:font-weight-asian="normal" style:font-weight-complex="normal"/>
    </style:style>
    <style:style style:name="P3" style:family="paragraph" style:parent-style-name="Standard">
      <style:text-properties fo:font-weight="normal" officeooo:rsid="000d2251" officeooo:paragraph-rsid="000c07d0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d2251" officeooo:paragraph-rsid="000c07d0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ea8ee" officeooo:paragraph-rsid="000c07d0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ff05a" officeooo:paragraph-rsid="000ff05a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113f9" officeooo:paragraph-rsid="000ff05a" style:font-weight-asian="normal" style:font-weight-complex="normal"/>
    </style:style>
    <style:style style:name="P8" style:family="paragraph" style:parent-style-name="Standard">
      <style:text-properties fo:font-weight="normal" officeooo:rsid="001113f9" officeooo:paragraph-rsid="000ff05a" style:font-weight-asian="normal" style:font-weight-complex="normal"/>
    </style:style>
    <style:style style:name="P9" style:family="paragraph" style:parent-style-name="Standard">
      <style:text-properties fo:font-weight="normal" officeooo:rsid="0011b81b" officeooo:paragraph-rsid="0011b81b" style:font-weight-asian="normal" style:font-weight-complex="normal"/>
    </style:style>
    <style:style style:name="T1" style:family="text">
      <style:text-properties officeooo:rsid="0012d1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son Ajmo</text:p>
      <text:p text:style-name="P1">Assignment 7</text:p>
      <text:p text:style-name="P1"/>
      <text:p text:style-name="P2">I started out by removing the peer port and address, since we don’t appear to be storing those anymore.</text:p>
      <text:p text:style-name="P2"/>
      <text:p text:style-name="P3">Changes to provided code:</text:p>
      <text:list xml:id="list2936945819" text:style-name="L1">
        <text:list-item>
          <text:p text:style-name="P4">Added RegisterActivity to AndroidManifest and strings.xml</text:p>
        </text:list-item>
        <text:list-item>
          <text:p text:style-name="P5">RequestService didn’t have super.onCreate() called, so I added it</text:p>
        </text:list-item>
        <text:list-item>
          <text:p text:style-name="P6">Added WAKE_LOCK permission to AndroidManifest</text:p>
        </text:list-item>
        <text:list-item>
          <text:p text:style-name="P7">Changed TextViewPreference in settings.xml to EditTextPreference</text:p>
        </text:list-item>
      </text:list>
      <text:p text:style-name="P8"/>
      <text:p text:style-name="P9">The two biggest issues I had were not properly instantiating the ResultReceiverWrapper, and the settings activity not being populated with the settings data. <text:span text:style-name="T1">I fixed the former by instantiating the ResultReceiverWrapper with a new Hander() (instead of null), and the latter by manually setting the data in the Settings activi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4:11:20.081363369</meta:creation-date>
    <meta:generator>LibreOffice/6.0.3.2$Linux_X86_64 LibreOffice_project/00m0$Build-2</meta:generator>
    <dc:date>2018-04-29T15:34:22.101300693</dc:date>
    <meta:editing-duration>PT1H37M48S</meta:editing-duration>
    <meta:editing-cycles>5</meta:editing-cycles>
    <meta:document-statistic meta:table-count="0" meta:image-count="0" meta:object-count="0" meta:page-count="1" meta:paragraph-count="9" meta:word-count="107" meta:character-count="713" meta:non-whitespace-character-count="619"/>
  </office:meta>
</office:document-meta>
</file>